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A3BC1435.png"/>
  <manifest:file-entry manifest:media-type="image/png" manifest:full-path="Pictures/10000000000007800000042E9FA804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ME:- Rathod Yashrajsinh</text:p>
      <text:p text:style-name="Standard">ENROLLMENT NO:-92400527340</text:p>
      <text:p text:style-name="Standard">CALSS:- B.C.A 4B</text:p>
      <text:p text:style-name="Standard"/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A3BC1435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width="17cm" svg:height="9.474cm" draw:z-index="1"><draw:image xlink:href="Pictures/10000000000007800000042E9FA804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1T08:32:49.49</meta:creation-date>
    <meta:document-statistic meta:table-count="0" meta:image-count="2" meta:object-count="0" meta:page-count="1" meta:paragraph-count="3" meta:word-count="8" meta:character-count="67"/>
    <dc:date>2026-04-01T08:34:28.64</dc:date>
    <meta:editing-duration>PT1M39S</meta:editing-duration>
    <meta:editing-cycles>1</meta:editing-cycles>
    <meta:generator>OpenOffice/4.1.15$Win32 OpenOffice.org_project/4115m2$Build-9813</meta:generator>
  </office:meta>
</office:document-meta>
</file>